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3" style:family="paragraph" style:parent-style-name="Standard">
      <style:paragraph-properties fo:text-align="justify" style:justify-single-word="false" style:text-autospace="none"/>
    </style:style>
    <style:style style:name="P14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5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7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9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0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1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2" style:family="paragraph" style:parent-style-name="WW-Texto_20_independiente_20_2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4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P27" style:family="paragraph" style:parent-style-name="Standard">
      <style:paragraph-properties style:text-autospace="none"/>
      <style:text-properties style:font-name="Arial" fo:font-size="10.5pt" fo:language="es" fo:country="AR" fo:font-weight="bold" style:font-size-asian="10.5pt" style:font-weight-asian="bold" style:font-name-complex="Arial" style:font-size-complex="10.5pt" style:font-weight-complex="bold"/>
    </style:style>
    <style:style style:name="P28" style:family="paragraph" style:parent-style-name="Standard">
      <style:paragraph-properties style:text-autospace="none"/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29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1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2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33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34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35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 fo:break-before="pag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7" style:family="paragraph" style:parent-style-name="Standard">
      <style:paragraph-properties fo:break-before="page" style:text-autospace="none"/>
      <style:text-properties style:font-name="Arial" fo:font-size="10.5pt" style:font-size-asian="10.5pt" style:font-size-complex="10.5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4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7" style:family="text">
      <style:text-properties fo:language="es" fo:country="AR"/>
    </style:style>
    <style:style style:name="T8" style:family="text">
      <style:text-properties fo:language="es" fo:country="AR" fo:font-weight="normal" style:font-weight-asian="normal" style:font-name-complex="Ari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ourier New1" fo:font-weight="bold" style:font-weight-asian="bold" style:font-weight-complex="bold"/>
    </style:style>
    <style:style style:name="T12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02cm solid #000000" style:shadow="#000000 0.18cm 0.18cm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PC y Señales en Linux</text:p>
      <text:p text:style-name="P4"/>
      <text:p text:style-name="P27">Tuberías sin nombre</text:p>
      <text:p text:style-name="P10"><text:span text:style-name="T8"/></text:p>
      <text:p text:style-name="P10">Ingrese al sistema como <text:span text:style-name="T9">usuario no privilegiado</text:span>. Cree un directorio donde almacenar los programas de este práctico dentro de su directorio HOME. Luego sitúese en el directorio recién creado.</text:p>
      <text:p text:style-name="P10"/>
      <text:p text:style-name="P9"><draw:frame draw:style-name="fr1" draw:name="Frame1" text:anchor-type="paragraph" svg:y="1cm" svg:width="13.339cm" svg:height="10.507cm" draw:z-index="4"><draw:text-box><text:p text:style-name="P35">Program prog_1001;</text:p><text:p text:style-name="P35"/><text:p text:style-name="P35">Uses oldlinux;</text:p><text:p text:style-name="P35">Var atras, frente: Text;</text:p><text:p text:style-name="P35"><text:s text:c="4"/>s: String;</text:p><text:p text:style-name="P35">begin</text:p><text:p text:style-name="P35"><text:s text:c="2"/>Writeln('Creando Pipe.');</text:p><text:p text:style-name="P35"><text:s text:c="2"/>if not AssignPipe(frente, atras) then</text:p><text:p text:style-name="P35"><text:s text:c="6"/>Writeln('Error creando pipes! ' , LinuxError);</text:p><text:p text:style-name="P35"><text:s text:c="2"/>if fork()&gt;0 then {padre}</text:p><text:p text:style-name="P35"><text:s text:c="2"/>begin</text:p><text:p text:style-name="P35"><text:s text:c="4"/>Writeln('(P) Escribiendo en el PIPE.');</text:p><text:p text:style-name="P35"><text:s text:c="4"/>Writeln(atras, 'Hola hijo!');</text:p><text:p text:style-name="P35"><text:s text:c="4"/>Close(atras);</text:p><text:p text:style-name="P35"><text:s text:c="4"/>WaitProcess(0);{Esperando al hijo para terminar...}</text:p><text:p text:style-name="P35"><text:s text:c="4"/>Writeln('(P) Terminando...');</text:p><text:p text:style-name="P35"><text:s text:c="2"/>end</text:p><text:p text:style-name="P35"><text:s text:c="2"/>else begin {hijo}</text:p><text:p text:style-name="P35"><text:s text:c="4"/>Writeln('(C) Leyendo el PIPE...');</text:p><text:p text:style-name="P35"><text:s text:c="4"/>Readln(frente, s);</text:p><text:p text:style-name="P35"><text:s text:c="4"/>Close(frente);</text:p><text:p text:style-name="P35"><text:s text:c="4"/>Writeln('(C) Leido: ', s);</text:p><text:p text:style-name="P35"><text:s text:c="4"/>Writeln('(C) Terminando...');</text:p><text:p text:style-name="P35"><text:s text:c="2"/>end;</text:p><text:p text:style-name="P35">end.</text:p></draw:text-box></draw:frame>Escriba el siguiente programa y nómbrelo <text:s/>“<text:span text:style-name="T10">prog_1001.pp</text:span>” y compílelo.</text:p>
      <text:p text:style-name="P12"/>
      <text:p text:style-name="P15"/>
      <text:p text:style-name="P16"><text:span text:style-name="T9">(1)</text:span> Ejecute el programa y observe su comportamiento. Explique que hace y cómo lo hace. </text:p>
      <text:p text:style-name="P22"/>
      <text:p text:style-name="P9"/>
      <text:p text:style-name="P36"/>
      <text:p text:style-name="P9">Escriba el siguiente programa y nómbrelo <text:s/>“<text:span text:style-name="T10">prog_1002.pp</text:span>” y compílelo.</text:p>
      <text:p text:style-name="P34"><draw:frame draw:style-name="fr2" draw:name="Frame2" text:anchor-type="paragraph" svg:x="0.829cm" svg:y="0.185cm" svg:width="13.339cm" svg:height="13.474cm" draw:z-index="5"><draw:text-box><text:p text:style-name="P35">Program prog_1002;</text:p><text:p text:style-name="P35"/><text:p text:style-name="P35">Uses oldlinux, crt;</text:p><text:p text:style-name="P35">Var atras, frente: Text;</text:p><text:p text:style-name="P35"><text:s text:c="4"/>s: String;</text:p><text:p text:style-name="P35"><text:s text:c="4"/>i: Integer;</text:p><text:p text:style-name="P35">begin</text:p><text:p text:style-name="P35"><text:s text:c="2"/>Writeln('Creando Pipe.');</text:p><text:p text:style-name="P35"><text:s text:c="2"/>if not AssignPipe(frente, atras) then</text:p><text:p text:style-name="P35"><text:s text:c="6"/>Writeln('Error creando pipes! ' , LinuxError);</text:p><text:p text:style-name="P35"><text:s text:c="2"/>if fork()&gt;0 then begin {Padre == Productor}</text:p><text:p text:style-name="P35"><text:s text:c="4"/>for i:=1 to 10 do begin</text:p><text:p text:style-name="P35"><text:s text:c="5"/>Writeln('(P) Escribiendo ',i ,' en el PIPE.');</text:p><text:p text:style-name="P35"><text:s text:c="5"/>WriteLn(atras, i);</text:p><text:p text:style-name="P35"><text:s text:c="5"/>Delay(Random(1000));</text:p><text:p text:style-name="P35"><text:s text:c="4"/>end;</text:p><text:p text:style-name="P35"><text:s text:c="4"/>WriteLn(atras, '-1');</text:p><text:p text:style-name="P35"><text:s text:c="4"/>WaitProcess(0); {Espera al hijo para terminar}</text:p><text:p text:style-name="P35"><text:s text:c="4"/>Writeln('(P) Terminando...');</text:p><text:p text:style-name="P35"><text:s text:c="4"/>Close(frente);Close(atras);</text:p><text:p text:style-name="P35"><text:s text:c="2"/>end</text:p><text:p text:style-name="P35"><text:s text:c="2"/>else begin {Hijo == Consumidor}</text:p><text:p text:style-name="P35"><text:s text:c="4"/>Writeln('(C) Leyendo el PIPE...');</text:p><text:p text:style-name="P35"><text:s text:c="4"/>repeat</text:p><text:p text:style-name="P35"><text:s text:c="6"/>Delay(Random(1500));</text:p><text:p text:style-name="P35"><text:s text:c="6"/>ReadLn(frente, s);</text:p><text:p text:style-name="P35"><text:s text:c="6"/>Writeln('(C) Leido: ', s);</text:p><text:p text:style-name="P35"><text:s text:c="4"/>until s='-1';</text:p><text:p text:style-name="P35"><text:s text:c="4"/>Writeln('(C) Terminando...');</text:p><text:p text:style-name="P35"><text:s text:c="4"/>Close(frente);</text:p><text:p text:style-name="P35"><text:s text:c="2"/>end;</text:p><text:p text:style-name="P35">end.</text:p></draw:text-box></draw:frame></text:p>
      <text:p text:style-name="P16"><text:span text:style-name="T9">(2)</text:span> Ejecute el programa y observe su comportamiento. Explique que hace y cómo lo hace. </text:p>
      <text:p text:style-name="P22"/>
      <text:p text:style-name="P28"/>
      <text:p text:style-name="P5">Manejo de señales</text:p>
      <text:p text:style-name="P6"/>
      <text:p text:style-name="P8">La forma mas primitiva de coordinación y comunicación entre procesos es el envío de señales. Los lenguajes de programación en general cuentan con primitivas POSIX para enviar y recibir señales.</text:p>
      <text:p text:style-name="P6"/>
      <text:p text:style-name="P6">Para esto se emplean (en Freepascal) las funciones de la unit Linux:</text:p>
      <text:p text:style-name="P6"/>
      <text:p text:style-name="P6"><text:tab/>Alarm <text:tab/><text:tab/>Envía una señal de alarma a si mismo.</text:p>
      <text:p text:style-name="P6"><text:tab/>Kill <text:tab/><text:tab/>Envía una señal arbitraria a un proceso.</text:p>
      <text:p text:style-name="P6"><text:tab/>Pause <text:tab/><text:tab/>Espera hasta la llegada de una señal.</text:p>
      <text:p text:style-name="P6"><text:tab/>Signal <text:tab/><text:tab/>Establece la acción a tomar ante la llegada de una señal.</text:p>
      <text:p text:style-name="P6"><text:tab/>SigPending <text:tab/>Ve si hay señales pendientes.</text:p>
      <text:p text:style-name="P6"><text:tab/>SigRaise <text:tab/>Envía una señal a si mismo.</text:p>
      <text:p text:style-name="P6"/>
      <text:p text:style-name="P6"/>
      <text:p text:style-name="P37"/>
      <text:p text:style-name="P6">Las señales más utilizadas son:</text:p>
      <text:p text:style-name="P6"/>
      <text:p text:style-name="P6"><text:tab/><text:span text:style-name="T5">SIGHUP </text:span><text:tab/>se detecto que se colgó la terminal o el proceso asociado.</text:p>
      <text:p text:style-name="P6"><text:tab/><text:span text:style-name="T5">SIGKILL</text:span><text:tab/>señal de terminación incondicional.</text:p>
      <text:p text:style-name="P6"><text:tab/><text:span text:style-name="T5">SIGALRM</text:span><text:tab/>señal del reloj desde alarm(2).</text:p>
      <text:p text:style-name="P6"><text:tab/><text:span text:style-name="T5">SIGTERM</text:span><text:tab/>señal de terminación.</text:p>
      <text:p text:style-name="P6"><text:tab/><text:span text:style-name="T5">SIGUSR1</text:span><text:tab/>señal definida por el usuario 1.</text:p>
      <text:p text:style-name="P6"><text:tab/><text:span text:style-name="T5">SIGUSR2</text:span><text:tab/>señal definida por el usuario 2.</text:p>
      <text:p text:style-name="P6"><text:tab/><text:span text:style-name="T5">SIGCHLD</text:span><text:tab/>proceso hijo terminado o detenido.</text:p>
      <text:p text:style-name="P6"><text:tab/><text:span text:style-name="T5">SIGCONT</text:span><text:tab/>continúa si estaba detenido.</text:p>
      <text:p text:style-name="P6"><text:tab/><text:span text:style-name="T5">SIGSTOP </text:span><text:tab/>detiene el proceso.</text:p>
      <text:p text:style-name="P6"/>
      <text:p text:style-name="P11">Para ver otras señales utilice las paginas man (<text:span text:style-name="T5">man 7 signal</text:span>).</text:p>
      <text:p text:style-name="P11"/>
      <text:p text:style-name="P11">Además de poder enviar señales desde los procesos los usuarios pueden enviar señales a un proceso determinado.</text:p>
      <text:p text:style-name="P11">Para esto se emplea el comando kill:</text:p>
      <text:p text:style-name="P11"/>
      <text:p text:style-name="P13"><text:span text:style-name="T3"><text:tab/><text:tab/></text:span><text:span text:style-name="T7"><text:tab/></text:span><text:span text:style-name="T6">kill -SIGNAL PID</text:span></text:p>
      <text:p text:style-name="P8"/>
      <text:p text:style-name="P10">Donde <text:span text:style-name="T6">SIGNAL</text:span> es la señal a enviar y <text:span text:style-name="T6">PID</text:span> es el process ID del proceso al que queremos enviar dicha la señal.</text:p>
      <text:p text:style-name="P10">Si no se especifica ninguna señal, se envía por defecto la señal <text:span text:style-name="T5">SIGTERM</text:span>.</text:p>
      <text:p text:style-name="P10"/>
      <text:p text:style-name="P9"><draw:frame draw:style-name="fr1" draw:name="Marco3" text:anchor-type="paragraph" svg:y="1cm" svg:width="13.339cm" svg:height="7.911cm" draw:z-index="0"><draw:text-box><text:p text:style-name="P14">Program prog_1003;</text:p><text:p text:style-name="P14"/><text:p text:style-name="P14">uses OldLinux;</text:p><text:p text:style-name="P14"/><text:p text:style-name="P14">{Defino un procedimiento para atender a las seniales.}</text:p><text:p text:style-name="P14">Procedure MuestraSenial(sig : Longint);cdecl;</text:p><text:p text:style-name="P14">begin</text:p><text:p text:style-name="P14"><text:s text:c="3"/>writeln('Recibiendo senial: ',sig);</text:p><text:p text:style-name="P14">end; </text:p><text:p text:style-name="P14"/><text:p text:style-name="P14">begin</text:p><text:p text:style-name="P14">{Establezco la accion a realizar al recibir SIGUSR1.}</text:p><text:p text:style-name="P14"><text:s text:c="3"/>Signal(SigUsr1,@MuestraSenial);</text:p><text:p text:style-name="P14">{Espero a que presione Enter para salir..}</text:p><text:p text:style-name="P14"><text:s text:c="3"/>Writeln ('Envie senial USR1 o &lt;ENTER&gt; para salir');</text:p><text:p text:style-name="P14"><text:s text:c="3"/>Writeln (' (ejecute kill -SIGUSR1 ',getpid,' )');</text:p><text:p text:style-name="P14"><text:s text:c="3"/>readln;</text:p><text:p text:style-name="P14">end.</text:p><text:p text:style-name="Standard"/></draw:text-box></draw:frame>Escriba el siguiente programa y nómbrelo <text:s/>“<text:span text:style-name="T10">prog_1003.pp</text:span>” y compílelo.</text:p>
      <text:p text:style-name="P12"/>
      <text:p text:style-name="P15"/>
      <text:p text:style-name="P16"><text:span text:style-name="T9">(3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16">Las paginas man de kill(1) y de signal(7) pueden ser de gran ayuda para responder a la pregunta anterior.</text:p>
      <text:p text:style-name="P19"><text:span text:style-name="T12">(4)</text:span><text:span text:style-name="T13"> Ahora desde la misma consola envíe el mensaje </text:span><text:span text:style-name="T6">SIGUSR2</text:span><text:span text:style-name="T13">. Qué ocurre? Por qué no nos muestra el cartel “Recibiendo señal...”?</text:span></text:p>
      <text:p text:style-name="P16"><text:span text:style-name="T9">(5)</text:span> Cree una nueva versión de este programa que muestre también la señal <text:span text:style-name="T5">USR2</text:span>. Guárdelo como “<text:span text:style-name="T5">prog_1004.pp</text:span>”. Compílelo y verifique que funciona.</text:p>
      <text:p text:style-name="P16"/>
      <text:p text:style-name="P20"><text:soft-page-break/>Escriba el siguiente programa y nómbrelo <text:s/>“<text:span text:style-name="T10">prog_1005.pp</text:span>” y compílelo.</text:p>
      <text:p text:style-name="P12"/>
      <text:p text:style-name="P15"><draw:frame draw:style-name="fr2" draw:name="Marco1" text:anchor-type="paragraph" svg:x="0.829cm" svg:y="0cm" svg:width="13.339cm" svg:height="6.754cm" draw:z-index="3"><draw:text-box><text:p text:style-name="P14">Program prog_1005;</text:p><text:p text:style-name="P14"/><text:p text:style-name="P14">uses OldLinux;</text:p><text:p text:style-name="P14"/><text:p text:style-name="P14">var</text:p><text:p text:style-name="P14"><text:tab/>proceso: LongInt;</text:p><text:p text:style-name="P14"><text:tab/>senial: Integer;</text:p><text:p text:style-name="P14"/><text:p text:style-name="P14">begin</text:p><text:p text:style-name="P14"><text:s text:c="3"/>Write('Proceso destino: ');</text:p><text:p text:style-name="P14"><text:s text:c="3"/>Readln(proceso);</text:p><text:p text:style-name="P14"><text:s text:c="3"/>Write('Senial a enviar: ');</text:p><text:p text:style-name="P14"><text:s text:c="3"/>Readln(senial);</text:p><text:p text:style-name="P14"><text:s text:c="3"/>kill(proceso, senial);</text:p><text:p text:style-name="P14">end.</text:p><text:p text:style-name="Standard"/></draw:text-box></draw:frame></text:p>
      <text:p text:style-name="P16">En otra consola ejecute el programa <text:span text:style-name="T10">prog_1003</text:span> y emplee el programa recién creado para enviar la señal.</text:p>
      <text:p text:style-name="P16"><text:span text:style-name="T9">(6) </text:span>Desarrolle su propia versión del comando <text:span text:style-name="T5">kill</text:span> y guárdelo con el nombre <text:span text:style-name="T1">“</text:span><text:span text:style-name="T10">prog_1006.pp</text:span><text:span text:style-name="T1">”</text:span>. </text:p>
      <text:p text:style-name="P16"/>
      <text:p text:style-name="P16">Éste deberá cumplir con los siguientes requisitos:</text:p>
      <text:p text:style-name="P17"><text:tab/>- Tomar los parámetros de la linea de comandos.</text:p>
      <text:p text:style-name="P17"><text:tab/>- Solamente aceptar señales numéricas (para mantener la sencillez).</text:p>
      <text:p text:style-name="P17"><text:tab/>- No se podrá omitir la señal a enviar (siempre recibirá dos parámetros).</text:p>
      <text:p text:style-name="P17"/>
      <text:p text:style-name="P16">Pruebe el programa recién creado, por ejemplo, usándolo para desarrollar la actividad <text:span text:style-name="T9">(1)</text:span>. Tenga en cuenta que <text:span text:style-name="T5">SIGUSR1</text:span> es 10 y <text:span text:style-name="T5">SIGUSR2</text:span> es 12.</text:p>
      <text:p text:style-name="P21"/>
      <text:p text:style-name="P21">Escriba el siguiente programa y nómbrelo <text:s/>“<text:span text:style-name="T10">prog_1007.pp</text:span>” y compílelo.</text:p>
      <text:p text:style-name="P12"><draw:frame draw:style-name="fr3" draw:name="Marco2" text:anchor-type="paragraph" svg:x="0.829cm" svg:y="0.27cm" svg:width="13.339cm" svg:height="7.565cm" draw:z-index="2"><draw:text-box><text:p text:style-name="P14">Program prog_1007;</text:p><text:p text:style-name="P14"/><text:p text:style-name="P14">uses OldLinux;</text:p><text:p text:style-name="P14"/><text:p text:style-name="P14">Procedure MuestraSenial(sig : Longint);cdecl;</text:p><text:p text:style-name="P14">begin</text:p><text:p text:style-name="P14"><text:s text:c="3"/>writeln('Recibiendo senial: ',sig);</text:p><text:p text:style-name="P14">end; </text:p><text:p text:style-name="P14"/><text:p text:style-name="P14">begin</text:p><text:p text:style-name="P14"><text:s text:c="3"/>Signal(SigUsr1,@MuestraSenial);</text:p><text:p text:style-name="P14"><text:s text:c="3"/>Writeln ('Envie senial USR1 para salir');</text:p><text:p text:style-name="P14"><text:s text:c="3"/>Writeln (' (ejecute kill -SIGUSR1 ',getpid,' )');</text:p><text:p text:style-name="P14"><text:s text:c="3"/>{Queda esperando que llegue una senial...} <text:s/></text:p><text:p text:style-name="P14"><text:s text:c="3"/>Pause;</text:p><text:p text:style-name="P14"><text:s text:c="3"/>Writeln('Terminando...');</text:p><text:p text:style-name="P14">end.</text:p><text:p text:style-name="Standard"/></draw:text-box></draw:frame></text:p>
      <text:p text:style-name="P18">Note que ya no usamos Readln para que el programa se detenga hasta recibir la señal.</text:p>
      <text:p text:style-name="P16"><text:span text:style-name="T9">(7)</text:span> Ejecute el programa y desde otra consola envíele la señal <text:span text:style-name="T5">SIGUSR1</text:span>. Vuelva a ejecutarlo y esta vez envíele la señal <text:span text:style-name="T5">SIGUSR2</text:span>. Por qué sale aunque no le mandemos la señal <text:span text:style-name="T5">SIGUSR1</text:span>? <text:s/>A qué se deben las diferencias en las salidas del programa?</text:p>
      <text:p text:style-name="P17"/>
      <text:p text:style-name="P16"><text:soft-page-break/><text:span text:style-name="T9"/></text:p>
      <text:p text:style-name="P16"><text:span text:style-name="T9">(8)</text:span> Desarrolle un programa que cree dos procesos (usando <text:span text:style-name="T11">fork()</text:span>), uno de los cuales envía una señal que el otro esta esperando, cuando el segundo recibe la señal muestra un cartel y entonces terminan ambos. Guárdelo con el nombre <text:span text:style-name="T1">“</text:span><text:span text:style-name="T10">prog_1008.pp</text:span><text:span text:style-name="T1">”</text:span>. </text:p>
      <text:p text:style-name="P17"/>
      <text:p text:style-name="P25"/>
      <text:p text:style-name="Standard"><draw:frame draw:style-name="fr4" draw:name="Marco10" text:anchor-type="paragraph" svg:width="13.847cm" draw:z-index="1"><draw:text-box fo:min-height="3.447cm"><text:p text:style-name="P7">Confeccione un informe <text:span text:style-name="T9">original</text:span>, <text:span text:style-name="T9">conciso</text:span> y <text:span text:style-name="T9">completo</text:span> donde se dé respuesta a las preguntas y consignas precedidas por un número encerrado entre paréntesis. Éste informe deberá ser confeccionado y entregado por cada grupo que llevó a cabo las actividades. La fecha límite de entrega es el <text:span text:style-name="T9">12/11/2008</text:span>.</text:p><text:p text:style-name="P7"><text:span text:style-name="T14">La longitud máxima del informe es de do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style:font-name-complex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style:num-suffix=".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59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style:num-suffix=".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style:num-suffix=".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4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style:num-suffix=".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style:num-suffix=".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style:num-suffix=".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2z1" style:num-suffix=".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10 - Señales en Linux</text:p>
      </style:header>
      <style:footer>
        <text:p text:style-name="MP3"><text:span text:style-name="MT1">Ing. Arellano - Ing. Nadal</text:span><text:tab/><text:span text:style-name="MT2">Año 2008</text:span><text:tab/><text:span text:style-name="Page_20_Number"><text:span text:style-name="MT1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>Práctico 10 - IPC y Señales en Linux</dc:title>
    <meta:initial-creator>Gabriel Arellano</meta:initial-creator>
    <meta:creation-date>2003-10-03T12:35:00</meta:creation-date>
    <dc:creator>Gabriel Arellano</dc:creator>
    <dc:date>2008-11-04T19:20:06</dc:date>
    <meta:print-date>2003-08-08T13:38:00</meta:print-date>
    <meta:editing-cycles>247</meta:editing-cycles>
    <meta:editing-duration>PT16H50M50S</meta:editing-duration>
    <meta:document-statistic meta:table-count="0" meta:image-count="0" meta:object-count="0" meta:page-count="5" meta:paragraph-count="150" meta:word-count="993" meta:character-count="6739"/>
    <meta:user-defined meta:name="Info 1"/>
    <meta:user-defined meta:name="Info 2"/>
    <meta:user-defined meta:name="Info 3"/>
    <meta:user-defined meta:name="Info 4"/>
  </office:meta>
</office:document-meta>
</file>